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b5b9" officeooo:paragraph-rsid="0009b5b9"/>
    </style:style>
    <style:style style:name="P2" style:family="paragraph" style:parent-style-name="Standard">
      <style:text-properties officeooo:rsid="000bb24a" officeooo:paragraph-rsid="000bb24a"/>
    </style:style>
    <style:style style:name="P3" style:family="paragraph" style:parent-style-name="Standard">
      <style:text-properties officeooo:rsid="000c8d57" officeooo:paragraph-rsid="000c8d57"/>
    </style:style>
    <style:style style:name="P4" style:family="paragraph" style:parent-style-name="Standard">
      <style:text-properties officeooo:rsid="000d218f" officeooo:paragraph-rsid="000d218f"/>
    </style:style>
    <style:style style:name="P5" style:family="paragraph" style:parent-style-name="Standard">
      <style:text-properties officeooo:rsid="000f16e4" officeooo:paragraph-rsid="000f16e4"/>
    </style:style>
    <style:style style:name="P6" style:family="paragraph" style:parent-style-name="Standard">
      <style:text-properties officeooo:rsid="00119b55" officeooo:paragraph-rsid="00119b55"/>
    </style:style>
    <style:style style:name="P7" style:family="paragraph" style:parent-style-name="Standard">
      <style:text-properties officeooo:rsid="00127dcd" officeooo:paragraph-rsid="00127dcd"/>
    </style:style>
    <style:style style:name="T1" style:family="text">
      <style:text-properties officeooo:rsid="000d218f"/>
    </style:style>
    <style:style style:name="T2" style:family="text">
      <style:text-properties officeooo:rsid="00103a36"/>
    </style:style>
    <style:style style:name="T3" style:family="text">
      <style:text-properties officeooo:rsid="00127d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terature T cell homeostasis / death / contraction:</text:p>
      <text:p text:style-name="P1"/>
      <text:p text:style-name="P1"/>
      <text:p text:style-name="P1">Effect of IL2 on proliferation</text:p>
      <text:p text:style-name="P6">IL2 prolongs divion: Tkach paper, <text:span text:style-name="T3">but this is in vitro and their statement is mostly about relating antigenic stimulation to IL2 ocncentration.</text:span></text:p>
      <text:p text:style-name="P7">Tkach paper also says that small T cell population can make up for difference in population size by secreting more IL2. Consumptions seems tos tay the same.</text:p>
      <text:p text:style-name="P7">Strong antigenic stimulation seens to increase amount of cytokine secreting cells but not the production rate itself (ref. In tkach paper) but should result in the same if I increase prod. Rate in my model.</text:p>
      <text:p text:style-name="P7"/>
      <text:p text:style-name="P1">Effect of IL2 on cell death</text:p>
      <text:p text:style-name="P1"/>
      <text:p text:style-name="P1">Does apoptosis play a role (actively induced death)?</text:p>
      <text:p text:style-name="P1"><text:tab/>→ Lönnberg did not find death rates to be important</text:p>
      <text:p text:style-name="P1"/>
      <text:p text:style-name="P1">Role of antigen availability: <text:span text:style-name="T1">yes, antigen plays a role → AICD can be induced by constant activation (through antigen). But in my scenario of a viral infection it might not be that important. In a chronic or autoimmune infection it might matter. Then, I would have to consider if constant activation integrates with other signals e.g. by affecting myc or if its another mechanism.</text:span></text:p>
      <text:p text:style-name="P1"/>
      <text:p text:style-name="P1">Role of AICD:</text:p>
      <text:p text:style-name="P3">AICD is a negative regulator of activated T lymphocytes that results from repeated stimulation of their T-cell receptors (TCR) . Major pathway involves Fas and Fasligand. Well established in vitro but in vivo not clear. Moreover, T-cell receptor (TCR) re-stimulation of previously activated and expanded T cells in the absence of appropriate co-stimulation induces activation-induced cell death (AICD).15, 16 AICD involves stimulation through CD95 (Fas), TNFR1, TRAILR and other mechanisms independent of cell death receptors.17 Induction of apoptosis following re-stimulation through the TCR is also important for removal of overly activated T cells, such as autoreactive T cells in autoimmune diseases</text:p>
      <text:p text:style-name="P3"/>
      <text:p text:style-name="P4">Apoptosis molecules:</text:p>
      <text:p text:style-name="P4">BCL2 overexpression delays T cell death, BCL2 deficiency reduces survival. <text:span text:style-name="T2">Bim ko deleays contraction. Might be different between CD4 and CD8.</text:span></text:p>
      <text:p text:style-name="P3"/>
      <text:p text:style-name="P1">Role of TCR signals:</text:p>
      <text:p text:style-name="P5">In a setting of inflammation induced by infection, the duration of the initial T cell receptor (TCR) priming stimulus influences the size of the effector population (the longer lasting the signal the bigger the effector pool), but it does not appear to affect the onset or extent of contraction (Prlic2006)</text:p>
      <text:p text:style-name="P5">Similarly, the kinetics of pathogen clearance seem to have limited to no impact on the onset or extent of contraction (10, 11) (prlic paper)</text:p>
      <text:p text:style-name="P5"/>
      <text:p text:style-name="P5">I think Marchingo find sth else.</text:p>
      <text:p text:style-name="P5">The longer the TCR stimulation </text:p>
      <text:p text:style-name="P1"/>
      <text:p text:style-name="P1">Ideas of division destiny from Hodkin group</text:p>
      <text:p text:style-name="P1"/>
      <text:p text:style-name="P2">Apoptosis: can be induced through 2 pathways: caspase cascade and tnf death receptors. There are also non apoptotic death pathways</text:p>
      <text:p text:style-name="P4">BCL2 pathway:</text:p>
      <text:p text:style-name="P2"><text:soft-page-break/></text:p>
      <text:p text:style-name="P2">CD8 T cells contract longer. One could model this as a competition process</text:p>
      <text:p text:style-name="P5"/>
      <text:p text:style-name="P6">Stochasticity:</text:p>
      <text:p text:style-name="P6">even CD4 T cells with identical TCRs show large iterclonal variations in proliferation. If this is true then how do we optimize the response time? Not through competition! → carrying capacity model is baa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3T17:17:47.125922238</meta:creation-date>
    <dc:date>2020-01-23T18:55:00.539942593</dc:date>
    <meta:editing-duration>PT16M8S</meta:editing-duration>
    <meta:editing-cycles>2</meta:editing-cycles>
    <meta:generator>LibreOffice/5.2.7.2$Linux_X86_64 LibreOffice_project/20m0$Build-2</meta:generator>
    <meta:document-statistic meta:table-count="0" meta:image-count="0" meta:object-count="0" meta:page-count="2" meta:paragraph-count="24" meta:word-count="478" meta:character-count="2985" meta:non-whitespace-character-count="2529"/>
  </office:meta>
</office:document-meta>
</file>